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2.5299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508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1.1362in"/>
    </style:style>
    <style:style style:name="co11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0" table:default-cell-style-name="Default"/>
        <table:table-row table:style-name="ro1" table:number-rows-repeated="6">
          <table:table-cell table:number-columns-repeated="1020"/>
        </table:table-row>
        <table:table-row table:style-name="ro1">
          <table:table-cell office:value-type="string" calcext:value-type="string">
            <text:p>Behavior Name</text:p>
          </table:table-cell>
          <table:table-cell office:value-type="string" calcext:value-type="string">
            <text:p>Behavior Meaning</text:p>
          </table:table-cell>
          <table:table-cell office:value-type="string" calcext:value-type="string">
            <text:p>Pick up / games played %</text:p>
          </table:table-cell>
          <table:table-cell office:value-type="string" calcext:value-type="string">
            <text:p>Win %</text:p>
          </table:table-cell>
          <table:table-cell office:value-type="string" calcext:value-type="string">
            <text:p>Total Point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N GAME</text:p>
          </table:table-cell>
          <table:table-cell table:style-name="ce1" table:number-columns-repeated="5"/>
          <table:table-cell table:number-columns-repeated="6"/>
          <table:table-cell table:style-name="ce1" table:number-columns-repeated="1008"/>
        </table:table-row>
        <table:table-row table:style-name="ro2">
          <table:table-cell office:value-type="string" calcext:value-type="string">
            <text:p>Normal Player</text:p>
          </table:table-cell>
          <table:table-cell office:value-type="string" calcext:value-type="string">
            <text:p> | score: +145</text:p>
            <text:p> | percentage played alone: 5.1652894%</text:p>
          </table:table-cell>
          <table:table-cell table:style-name="ce2" office:value-type="percentage" office:value="0.19628" calcext:value-type="percentage">
            <text:p>19.63%</text:p>
          </table:table-cell>
          <table:table-cell table:style-name="ce2" office:value-type="percentage" office:value="0.445" calcext:value-type="percentage">
            <text:p>44.50%</text:p>
          </table:table-cell>
          <table:table-cell table:style-name="ce3" office:value-type="float" office:value="2399983" calcext:value-type="float">
            <text:p>2399983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Lone Wolf</text:p>
          </table:table-cell>
          <table:table-cell office:value-type="string" calcext:value-type="string">
            <text:p>(play alone +10)%</text:p>
          </table:table-cell>
          <table:table-cell table:style-name="ce2" office:value-type="percentage" office:value="0.19628" calcext:value-type="percentage">
            <text:p>19.63%</text:p>
          </table:table-cell>
          <table:table-cell office:value-type="float" office:value="44.475" calcext:value-type="float">
            <text:p>44.475</text:p>
          </table:table-cell>
          <table:table-cell office:value-type="float" office:value="2390060" calcext:value-type="float">
            <text:p>23900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easy Fingers</text:p>
          </table:table-cell>
          <table:table-cell office:value-type="string" calcext:value-type="string">
            <text:p>(percentage picked up – 12%)</text:p>
          </table:table-cell>
          <table:table-cell table:style-name="ce2" office:value-type="percentage" office:value="0.07" calcext:value-type="percentage">
            <text:p>7.00%</text:p>
          </table:table-cell>
          <table:table-cell table:style-name="ce2" office:value-type="percentage" office:value="0.40178" calcext:value-type="percentage">
            <text:p>40.18%</text:p>
          </table:table-cell>
          <table:table-cell office:value-type="float" office:value="2170686" calcext:value-type="float">
            <text:p>21706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icky Fingers</text:p>
          </table:table-cell>
          <table:table-cell office:value-type="string" calcext:value-type="string">
            <text:p>(percentage picked up +20%)</text:p>
          </table:table-cell>
          <table:table-cell table:style-name="ce2" office:value-type="percentage" office:value="0.39" calcext:value-type="percentage">
            <text:p>39.00%</text:p>
          </table:table-cell>
          <table:table-cell table:style-name="ce2" office:value-type="percentage" office:value="0.51884003" calcext:value-type="percentage">
            <text:p>51.88%</text:p>
          </table:table-cell>
          <table:table-cell office:value-type="float" office:value="2826509" calcext:value-type="float">
            <text:p>28265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uer</text:p>
          </table:table-cell>
          <table:table-cell office:value-type="string" calcext:value-type="string">
            <text:p>(percentage picked up = 0%)</text:p>
          </table:table-cell>
          <table:table-cell table:style-name="ce2" office:value-type="percentage" office:value="0" calcext:value-type="percentage">
            <text:p>0.00%</text:p>
          </table:table-cell>
          <table:table-cell table:style-name="ce2" office:value-type="percentage" office:value="0.36822" calcext:value-type="percentage">
            <text:p>36.82%</text:p>
          </table:table-cell>
          <table:table-cell office:value-type="float" office:value="2022799" calcext:value-type="float">
            <text:p>2022799</text:p>
          </table:table-cell>
          <table:table-cell table:number-columns-repeated="1015"/>
        </table:table-row>
      </table:table>
      <table:table table:name="Sheet2" table:style-name="ta1">
        <table:shapes>
          <draw:frame draw:z-index="0" draw:style-name="gr1" draw:text-style-name="P1" svg:width="6.2988in" svg:height="3.5429in" svg:x="0.8894in" svg:y="0.3559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table:style-name="ce1" office:value-type="string" calcext:value-type="string">
            <text:p>TESTING PICK UP%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ideal pick up</text:p>
          </table:table-cell>
          <table:table-cell office:value-type="string" calcext:value-type="string">
            <text:p>actual</text:p>
          </table:table-cell>
          <table:table-cell table:style-name="ce2" office:value-type="string" calcext:value-type="string">
            <text:p>%win</text:p>
          </table:table-cell>
          <table:table-cell table:style-name="ce2" office:value-type="string" calcext:value-type="string">
            <text:p>Points</text:p>
          </table:table-cell>
          <table:table-cell office:value-type="string" calcext:value-type="string">
            <text:p>%played alone</text:p>
          </table:table-cell>
        </table:table-row>
        <table:table-row table:style-name="ro1">
          <table:table-cell table:number-columns-repeated="9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6.649998" calcext:value-type="float">
            <text:p>36.649998</text:p>
          </table:table-cell>
          <table:table-cell table:style-name="ce4" office:value-type="float" office:value="202508" calcext:value-type="float">
            <text:p>202508</text:p>
          </table:table-cell>
          <table:table-cell table:style-name="ce4" office:value-type="string" calcext:value-type="string">
            <text:p>NaN</text:p>
          </table:table-cell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.520017" calcext:value-type="float">
            <text:p>4.520017</text:p>
          </table:table-cell>
          <table:table-cell office:value-type="float" office:value="38.620003" calcext:value-type="float">
            <text:p>38.620003</text:p>
          </table:table-cell>
          <table:table-cell office:value-type="float" office:value="208040" calcext:value-type="float">
            <text:p>208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10.307065" calcext:value-type="float">
            <text:p>10.307065</text:p>
          </table:table-cell>
          <table:table-cell office:value-type="float" office:value="37.670002" calcext:value-type="float">
            <text:p>37.670002</text:p>
          </table:table-cell>
          <table:table-cell office:value-type="float" office:value="210240" calcext:value-type="float">
            <text:p>210240</text:p>
          </table:table-cell>
          <table:table-cell office:value-type="float" office:value="3.4188037" calcext:value-type="float">
            <text:p>3.4188037</text:p>
          </table:table-cell>
        </table:table-row>
        <table:table-row table:style-name="ro1"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15.202262" calcext:value-type="float">
            <text:p>15.202262</text:p>
          </table:table-cell>
          <table:table-cell office:value-type="float" office:value="40.07" calcext:value-type="float">
            <text:p>40.07</text:p>
          </table:table-cell>
          <table:table-cell office:value-type="float" office:value="216684" calcext:value-type="float">
            <text:p>216684</text:p>
          </table:table-cell>
          <table:table-cell office:value-type="float" office:value="1.0928961" calcext:value-type="float">
            <text:p>1.0928961</text:p>
          </table:table-cell>
        </table:table-row>
        <table:table-row table:style-name="ro1"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19.730942" calcext:value-type="float">
            <text:p>19.730942</text:p>
          </table:table-cell>
          <table:table-cell office:value-type="float" office:value="40.2" calcext:value-type="float">
            <text:p>40.2</text:p>
          </table:table-cell>
          <table:table-cell office:value-type="float" office:value="220050" calcext:value-type="float">
            <text:p>220050</text:p>
          </table:table-cell>
          <table:table-cell office:value-type="float" office:value="3.167421" calcext:value-type="float">
            <text:p>3.167421</text:p>
          </table:table-cell>
        </table:table-row>
        <table:table-row table:style-name="ro1"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25.867575" calcext:value-type="float">
            <text:p>25.867575</text:p>
          </table:table-cell>
          <table:table-cell office:value-type="float" office:value="41.23" calcext:value-type="float">
            <text:p>41.23</text:p>
          </table:table-cell>
          <table:table-cell office:value-type="float" office:value="223739" calcext:value-type="float">
            <text:p>223739</text:p>
          </table:table-cell>
          <table:table-cell office:value-type="float" office:value="2.857143" calcext:value-type="float">
            <text:p>2.857143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30.049688" calcext:value-type="float">
            <text:p>30.049688</text:p>
          </table:table-cell>
          <table:table-cell office:value-type="float" office:value="41.9" calcext:value-type="float">
            <text:p>41.9</text:p>
          </table:table-cell>
          <table:table-cell office:value-type="float" office:value="227135" calcext:value-type="float">
            <text:p>227135</text:p>
          </table:table-cell>
          <table:table-cell office:value-type="float" office:value="3.5135136" calcext:value-type="float">
            <text:p>3.5135136</text:p>
          </table:table-cell>
        </table:table-row>
        <table:table-row table:style-name="ro1">
          <table:table-cell table:number-columns-repeated="9"/>
          <table:table-cell office:value-type="float" office:value="35" calcext:value-type="float">
            <text:p>35</text:p>
          </table:table-cell>
          <table:table-cell office:value-type="float" office:value="34.732086" calcext:value-type="float">
            <text:p>34.732086</text:p>
          </table:table-cell>
          <table:table-cell office:value-type="float" office:value="42.06" calcext:value-type="float">
            <text:p>42.06</text:p>
          </table:table-cell>
          <table:table-cell office:value-type="float" office:value="231811" calcext:value-type="float">
            <text:p>231811</text:p>
          </table:table-cell>
          <table:table-cell office:value-type="float" office:value="2.803738" calcext:value-type="float">
            <text:p>2.803738</text:p>
          </table:table-cell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39.92602" calcext:value-type="float">
            <text:p>39.92602</text:p>
          </table:table-cell>
          <table:table-cell office:value-type="float" office:value="43.11" calcext:value-type="float">
            <text:p>43.11</text:p>
          </table:table-cell>
          <table:table-cell office:value-type="float" office:value="233500" calcext:value-type="float">
            <text:p>233500</text:p>
          </table:table-cell>
          <table:table-cell office:value-type="float" office:value="3.3333335" calcext:value-type="float">
            <text:p>3.3333335</text:p>
          </table:table-cell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44.840767" calcext:value-type="float">
            <text:p>44.840767</text:p>
          </table:table-cell>
          <table:table-cell office:value-type="float" office:value="44.04" calcext:value-type="float">
            <text:p>44.04</text:p>
          </table:table-cell>
          <table:table-cell office:value-type="float" office:value="243696" calcext:value-type="float">
            <text:p>243696</text:p>
          </table:table-cell>
          <table:table-cell office:value-type="float" office:value="2.2088354" calcext:value-type="float">
            <text:p>2.2088354</text:p>
          </table:table-cell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50.323975" calcext:value-type="float">
            <text:p>50.323975</text:p>
          </table:table-cell>
          <table:table-cell office:value-type="float" office:value="45.53" calcext:value-type="float">
            <text:p>45.53</text:p>
          </table:table-cell>
          <table:table-cell office:value-type="float" office:value="247050" calcext:value-type="float">
            <text:p>247050</text:p>
          </table:table-cell>
          <table:table-cell office:value-type="float" office:value="2.9850745" calcext:value-type="float">
            <text:p>2.9850745</text:p>
          </table:table-cell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53.581535" calcext:value-type="float">
            <text:p>53.581535</text:p>
          </table:table-cell>
          <table:table-cell office:value-type="float" office:value="45.43" calcext:value-type="float">
            <text:p>45.43</text:p>
          </table:table-cell>
          <table:table-cell office:value-type="float" office:value="254565" calcext:value-type="float">
            <text:p>254565</text:p>
          </table:table-cell>
          <table:table-cell office:value-type="float" office:value="2.388535" calcext:value-type="float">
            <text:p>2.388535</text:p>
          </table:table-cell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60.14649" calcext:value-type="float">
            <text:p>60.14649</text:p>
          </table:table-cell>
          <table:table-cell office:value-type="float" office:value="46.579998" calcext:value-type="float">
            <text:p>46.579998</text:p>
          </table:table-cell>
          <table:table-cell office:value-type="float" office:value="254490" calcext:value-type="float">
            <text:p>254490</text:p>
          </table:table-cell>
          <table:table-cell office:value-type="float" office:value="3.2305434" calcext:value-type="float">
            <text:p>3.2305434</text:p>
          </table:table-cell>
        </table:table-row>
        <table:table-row table:style-name="ro1"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66.53904" calcext:value-type="float">
            <text:p>66.53904</text:p>
          </table:table-cell>
          <table:table-cell office:value-type="float" office:value="48.37" calcext:value-type="float">
            <text:p>48.37</text:p>
          </table:table-cell>
          <table:table-cell office:value-type="float" office:value="263296" calcext:value-type="float">
            <text:p>263296</text:p>
          </table:table-cell>
          <table:table-cell office:value-type="float" office:value="1.9525802" calcext:value-type="float">
            <text:p>1.9525802</text:p>
          </table:table-cell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70.085106" calcext:value-type="float">
            <text:p>70.085106</text:p>
          </table:table-cell>
          <table:table-cell office:value-type="float" office:value="47.66" calcext:value-type="float">
            <text:p>47.66</text:p>
          </table:table-cell>
          <table:table-cell office:value-type="float" office:value="263716" calcext:value-type="float">
            <text:p>263716</text:p>
          </table:table-cell>
          <table:table-cell office:value-type="float" office:value="3.4974093" calcext:value-type="float">
            <text:p>3.4974093</text:p>
          </table:table-cell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75.10329" calcext:value-type="float">
            <text:p>75.10329</text:p>
          </table:table-cell>
          <table:table-cell office:value-type="float" office:value="49.2" calcext:value-type="float">
            <text:p>49.2</text:p>
          </table:table-cell>
          <table:table-cell office:value-type="float" office:value="267538" calcext:value-type="float">
            <text:p>267538</text:p>
          </table:table-cell>
          <table:table-cell office:value-type="float" office:value="3.813038" calcext:value-type="float">
            <text:p>3.813038</text:p>
          </table:table-cell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80.35638" calcext:value-type="float">
            <text:p>80.35638</text:p>
          </table:table-cell>
          <table:table-cell office:value-type="float" office:value="49.11" calcext:value-type="float">
            <text:p>49.11</text:p>
          </table:table-cell>
          <table:table-cell office:value-type="float" office:value="268792" calcext:value-type="float">
            <text:p>268792</text:p>
          </table:table-cell>
          <table:table-cell office:value-type="float" office:value="3.0769231" calcext:value-type="float">
            <text:p>3.0769231</text:p>
          </table:table-cell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office:value-type="float" office:value="85.43921" calcext:value-type="float">
            <text:p>85.43921</text:p>
          </table:table-cell>
          <table:table-cell office:value-type="float" office:value="50.75" calcext:value-type="float">
            <text:p>50.75</text:p>
          </table:table-cell>
          <table:table-cell office:value-type="float" office:value="275732" calcext:value-type="float">
            <text:p>275732</text:p>
          </table:table-cell>
          <table:table-cell office:value-type="float" office:value="2.2774327" calcext:value-type="float">
            <text:p>2.2774327</text:p>
          </table:table-cell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90.30329" calcext:value-type="float">
            <text:p>90.30329</text:p>
          </table:table-cell>
          <table:table-cell office:value-type="float" office:value="51.63" calcext:value-type="float">
            <text:p>51.63</text:p>
          </table:table-cell>
          <table:table-cell office:value-type="float" office:value="280568" calcext:value-type="float">
            <text:p>280568</text:p>
          </table:table-cell>
          <table:table-cell office:value-type="float" office:value="3.5508637" calcext:value-type="float">
            <text:p>3.5508637</text:p>
          </table:table-cell>
        </table:table-row>
        <table:table-row table:style-name="ro1">
          <table:table-cell table:number-columns-repeated="9"/>
          <table:table-cell office:value-type="float" office:value="95" calcext:value-type="float">
            <text:p>95</text:p>
          </table:table-cell>
          <table:table-cell office:value-type="float" office:value="94.585304" calcext:value-type="float">
            <text:p>94.585304</text:p>
          </table:table-cell>
          <table:table-cell office:value-type="float" office:value="52.31" calcext:value-type="float">
            <text:p>52.31</text:p>
          </table:table-cell>
          <table:table-cell office:value-type="float" office:value="285093" calcext:value-type="float">
            <text:p>285093</text:p>
          </table:table-cell>
          <table:table-cell office:value-type="float" office:value="2.2789426" calcext:value-type="float">
            <text:p>2.2789426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100" calcext:value-type="float">
            <text:p>100</text:p>
          </table:table-cell>
          <table:table-cell office:value-type="float" office:value="52.44" calcext:value-type="float">
            <text:p>52.44</text:p>
          </table:table-cell>
          <table:table-cell office:value-type="float" office:value="288097" calcext:value-type="float">
            <text:p>288097</text:p>
          </table:table-cell>
          <table:table-cell office:value-type="float" office:value="1.7992424" calcext:value-type="float">
            <text:p>1.7992424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1.3079in" svg:y="0.7504in">
            <draw:object draw:notify-on-update-of-ranges="Sheet3.J5:Sheet3.J6 Sheet3.N7:Sheet3.N27 Sheet3.N5:Sheet3.N6 Sheet3.L7:Sheet3.L2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number-columns-repeated="8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9"/>
          <table:table-cell table:style-name="ce1" office:value-type="string" calcext:value-type="string">
            <text:p>TESTING PLAY ALONE %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ideal play alone</text:p>
          </table:table-cell>
          <table:table-cell office:value-type="string" calcext:value-type="string">
            <text:p>%pick up</text:p>
          </table:table-cell>
          <table:table-cell table:style-name="ce2" office:value-type="string" calcext:value-type="string">
            <text:p>%win</text:p>
          </table:table-cell>
          <table:table-cell table:style-name="ce2" office:value-type="string" calcext:value-type="string">
            <text:p>Points</text:p>
          </table:table-cell>
          <table:table-cell office:value-type="string" calcext:value-type="string">
            <text:p>%played alone</text:p>
          </table:table-cell>
        </table:table-row>
        <table:table-row table:style-name="ro1">
          <table:table-cell table:number-columns-repeated="9"/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3.69" calcext:value-type="float">
            <text:p>53.69</text:p>
          </table:table-cell>
          <table:table-cell table:style-name="ce4" office:value-type="float" office:value="286342" calcext:value-type="float">
            <text:p>28634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3.74" calcext:value-type="float">
            <text:p>53.74</text:p>
          </table:table-cell>
          <table:table-cell office:value-type="float" office:value="293004" calcext:value-type="float">
            <text:p>293004</text:p>
          </table:table-cell>
          <table:table-cell office:value-type="float" office:value="6.3906393" calcext:value-type="float">
            <text:p>6.3906393</text:p>
          </table:table-cell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4.16" calcext:value-type="float">
            <text:p>54.16</text:p>
          </table:table-cell>
          <table:table-cell office:value-type="float" office:value="294482" calcext:value-type="float">
            <text:p>294482</text:p>
          </table:table-cell>
          <table:table-cell office:value-type="float" office:value="9.173479" calcext:value-type="float">
            <text:p>9.173479</text:p>
          </table:table-cell>
        </table:table-row>
        <table:table-row table:style-name="ro1"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54.37" calcext:value-type="float">
            <text:p>54.37</text:p>
          </table:table-cell>
          <table:table-cell office:value-type="float" office:value="292460" calcext:value-type="float">
            <text:p>292460</text:p>
          </table:table-cell>
          <table:table-cell office:value-type="float" office:value="14.827587" calcext:value-type="float">
            <text:p>14.827587</text:p>
          </table:table-cell>
        </table:table-row>
        <table:table-row table:style-name="ro1"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3.87" calcext:value-type="float">
            <text:p>53.87</text:p>
          </table:table-cell>
          <table:table-cell office:value-type="float" office:value="296151" calcext:value-type="float">
            <text:p>296151</text:p>
          </table:table-cell>
          <table:table-cell office:value-type="float" office:value="20.995476" calcext:value-type="float">
            <text:p>20.995476</text:p>
          </table:table-cell>
        </table:table-row>
        <table:table-row table:style-name="ro1"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53.710003" calcext:value-type="float">
            <text:p>53.710003</text:p>
          </table:table-cell>
          <table:table-cell office:value-type="float" office:value="294375" calcext:value-type="float">
            <text:p>294375</text:p>
          </table:table-cell>
          <table:table-cell office:value-type="float" office:value="23.153152" calcext:value-type="float">
            <text:p>23.153152</text:p>
          </table:table-cell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2.899998" calcext:value-type="float">
            <text:p>52.899998</text:p>
          </table:table-cell>
          <table:table-cell office:value-type="float" office:value="293310" calcext:value-type="float">
            <text:p>293310</text:p>
          </table:table-cell>
          <table:table-cell office:value-type="float" office:value="29.217392" calcext:value-type="float">
            <text:p>29.217392</text:p>
          </table:table-cell>
        </table:table-row>
        <table:table-row table:style-name="ro1">
          <table:table-cell table:number-columns-repeated="9"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3.280003" calcext:value-type="float">
            <text:p>53.280003</text:p>
          </table:table-cell>
          <table:table-cell office:value-type="float" office:value="291667" calcext:value-type="float">
            <text:p>291667</text:p>
          </table:table-cell>
          <table:table-cell office:value-type="float" office:value="34.00335" calcext:value-type="float">
            <text:p>34.00335</text:p>
          </table:table-cell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4.12" calcext:value-type="float">
            <text:p>54.12</text:p>
          </table:table-cell>
          <table:table-cell office:value-type="float" office:value="292708" calcext:value-type="float">
            <text:p>29270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53.640003" calcext:value-type="float">
            <text:p>53.640003</text:p>
          </table:table-cell>
          <table:table-cell office:value-type="float" office:value="291853" calcext:value-type="float">
            <text:p>291853</text:p>
          </table:table-cell>
          <table:table-cell office:value-type="float" office:value="46.565567" calcext:value-type="float">
            <text:p>46.565567</text:p>
          </table:table-cell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4.2" calcext:value-type="float">
            <text:p>54.2</text:p>
          </table:table-cell>
          <table:table-cell office:value-type="float" office:value="294776" calcext:value-type="float">
            <text:p>294776</text:p>
          </table:table-cell>
          <table:table-cell office:value-type="float" office:value="50.678738" calcext:value-type="float">
            <text:p>50.678738</text:p>
          </table:table-cell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53.49" calcext:value-type="float">
            <text:p>53.49</text:p>
          </table:table-cell>
          <table:table-cell office:value-type="float" office:value="291900" calcext:value-type="float">
            <text:p>291900</text:p>
          </table:table-cell>
          <table:table-cell office:value-type="float" office:value="54.13403" calcext:value-type="float">
            <text:p>54.13403</text:p>
          </table:table-cell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3.99" calcext:value-type="float">
            <text:p>53.99</text:p>
          </table:table-cell>
          <table:table-cell office:value-type="float" office:value="293428" calcext:value-type="float">
            <text:p>293428</text:p>
          </table:table-cell>
          <table:table-cell office:value-type="float" office:value="61.091232" calcext:value-type="float">
            <text:p>61.091232</text:p>
          </table:table-cell>
        </table:table-row>
        <table:table-row table:style-name="ro1"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4.22" calcext:value-type="float">
            <text:p>54.22</text:p>
          </table:table-cell>
          <table:table-cell office:value-type="float" office:value="296984" calcext:value-type="float">
            <text:p>296984</text:p>
          </table:table-cell>
          <table:table-cell office:value-type="float" office:value="63.620388" calcext:value-type="float">
            <text:p>63.620388</text:p>
          </table:table-cell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54.01" calcext:value-type="float">
            <text:p>54.01</text:p>
          </table:table-cell>
          <table:table-cell office:value-type="float" office:value="298292" calcext:value-type="float">
            <text:p>298292</text:p>
          </table:table-cell>
          <table:table-cell office:value-type="float" office:value="68.658005" calcext:value-type="float">
            <text:p>68.658005</text:p>
          </table:table-cell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3.820004" calcext:value-type="float">
            <text:p>53.820004</text:p>
          </table:table-cell>
          <table:table-cell office:value-type="float" office:value="301055" calcext:value-type="float">
            <text:p>301055</text:p>
          </table:table-cell>
          <table:table-cell office:value-type="float" office:value="76.21528" calcext:value-type="float">
            <text:p>76.21528</text:p>
          </table:table-cell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4.140003" calcext:value-type="float">
            <text:p>54.140003</text:p>
          </table:table-cell>
          <table:table-cell office:value-type="float" office:value="297720" calcext:value-type="float">
            <text:p>297720</text:p>
          </table:table-cell>
          <table:table-cell office:value-type="float" office:value="79.3666" calcext:value-type="float">
            <text:p>79.3666</text:p>
          </table:table-cell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4.210003" calcext:value-type="float">
            <text:p>54.210003</text:p>
          </table:table-cell>
          <table:table-cell office:value-type="float" office:value="296982" calcext:value-type="float">
            <text:p>296982</text:p>
          </table:table-cell>
          <table:table-cell office:value-type="float" office:value="84.88372" calcext:value-type="float">
            <text:p>84.88372</text:p>
          </table:table-cell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4.29" calcext:value-type="float">
            <text:p>54.29</text:p>
          </table:table-cell>
          <table:table-cell office:value-type="float" office:value="300096" calcext:value-type="float">
            <text:p>300096</text:p>
          </table:table-cell>
          <table:table-cell office:value-type="float" office:value="88.27839" calcext:value-type="float">
            <text:p>88.27839</text:p>
          </table:table-cell>
        </table:table-row>
        <table:table-row table:style-name="ro1">
          <table:table-cell table:number-columns-repeated="9"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54.070004" calcext:value-type="float">
            <text:p>54.070004</text:p>
          </table:table-cell>
          <table:table-cell office:value-type="float" office:value="295507" calcext:value-type="float">
            <text:p>295507</text:p>
          </table:table-cell>
          <table:table-cell office:value-type="float" office:value="94.96021" calcext:value-type="float">
            <text:p>94.96021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100" calcext:value-type="float">
            <text:p>100</text:p>
          </table:table-cell>
          <table:table-cell office:value-type="float" office:value="54.02" calcext:value-type="float">
            <text:p>54.02</text:p>
          </table:table-cell>
          <table:table-cell office:value-type="float" office:value="301440" calcext:value-type="float">
            <text:p>30144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4" table:style-name="ta1">
        <table:shapes>
          <draw:frame draw:z-index="0" draw:style-name="gr1" draw:text-style-name="P1" svg:width="6.2988in" svg:height="3.5429in" svg:x="0in" svg:y="0.4366in">
            <draw:object draw:notify-on-update-of-ranges="Sheet4.K9:Sheet4.K9 Sheet4.K11:Sheet4.K11 Sheet4.K10:Sheet4.K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number-columns-repeated="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9"/>
          <table:table-cell table:style-name="ce3" office:value-type="string" calcext:value-type="string">
            <text:p>(out of 100000 games)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Better to bury points or low power?</text:p>
          </table:table-cell>
          <table:table-cell table:number-columns-repeated="2"/>
          <table:table-cell table:style-name="ce1"/>
          <table:table-cell table:style-name="ce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table:style-name="ce1" office:value-type="string" calcext:value-type="string">
            <text:p>Win %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%played alone</text:p>
          </table:table-cell>
          <table:table-cell/>
        </table:table-row>
        <table:table-row table:style-name="ro1">
          <table:table-cell table:number-columns-repeated="9"/>
          <table:table-cell table:style-name="ce1" office:value-type="string" calcext:value-type="string">
            <text:p>Points</text:p>
          </table:table-cell>
          <table:table-cell table:style-name="ce4" office:value-type="float" office:value="53.517998" calcext:value-type="float">
            <text:p>53.517998</text:p>
          </table:table-cell>
          <table:table-cell table:style-name="ce4" office:value-type="float" office:value="2907641" calcext:value-type="float">
            <text:p>2907641</text:p>
          </table:table-cell>
          <table:table-cell table:style-name="ce4" office:value-type="float" office:value="2.8150253" calcext:value-type="float">
            <text:p>2.8150253</text:p>
          </table:table-cell>
          <table:table-cell/>
        </table:table-row>
        <table:table-row table:style-name="ro1">
          <table:table-cell table:number-columns-repeated="9"/>
          <table:table-cell table:style-name="ce1" office:value-type="string" calcext:value-type="string">
            <text:p>Power</text:p>
          </table:table-cell>
          <table:table-cell office:value-type="float" office:value="53.446" calcext:value-type="float">
            <text:p>53.446</text:p>
          </table:table-cell>
          <table:table-cell office:value-type="float" office:value="2902431" calcext:value-type="float">
            <text:p>2902431</text:p>
          </table:table-cell>
          <table:table-cell office:value-type="float" office:value="3.0260131" calcext:value-type="float">
            <text:p>3.0260131</text:p>
          </table:table-cell>
          <table:table-cell/>
        </table:table-row>
        <table:table-row table:style-name="ro1">
          <table:table-cell table:number-columns-repeated="9"/>
          <table:table-cell table:style-name="ce1" office:value-type="string" calcext:value-type="string">
            <text:p>One of Each</text:p>
          </table:table-cell>
          <table:table-cell office:value-type="float" office:value="53.468002" calcext:value-type="float">
            <text:p>53.468002</text:p>
          </table:table-cell>
          <table:table-cell office:value-type="float" office:value="2893906" calcext:value-type="float">
            <text:p>2893906</text:p>
          </table:table-cell>
          <table:table-cell office:value-type="float" office:value="2.9988568" calcext:value-type="float">
            <text:p>2.99885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11:43:42.091887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</meta:initial-creator>
    <meta:creation-date>2016-03-11T18:14:32.394843910</meta:creation-date>
    <dc:date>2016-03-12T12:55:47.302720952</dc:date>
    <dc:creator>Dave </dc:creator>
    <meta:editing-duration>PT4H41M7S</meta:editing-duration>
    <meta:editing-cycles>4</meta:editing-cycles>
    <meta:generator>LibreOffice/4.2.6.3$Linux_X86_64 LibreOffice_project/420m0$Build-3</meta:generator>
    <meta:document-statistic meta:table-count="4" meta:cell-count="2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829cm" svg:y="0.316cm" chart:style-name="ch2">
          <text:p>Winning Percentage vs. Times Picked Up</text:p>
        </chart:title>
        <chart:legend chart:legend-position="end" svg:x="12.275cm" svg:y="4.201cm" style:legend-expansion="high" chart:style-name="ch3"/>
        <chart:plot-area chart:style-name="ch4" chart:data-source-has-labels="both" svg:x="1.331cm" svg:y="1.661cm" svg:width="10.304cm" svg:height="6.178cm">
          <chartooo:coordinate-region svg:x="1.952cm" svg:y="1.86cm" svg:width="9.403cm" svg:height="5.332cm"/>
          <chart:axis chart:dimension="x" chart:name="primary-x" chart:style-name="ch5" chartooo:axis-type="auto">
            <chart:title svg:x="4.137cm" svg:y="8.019cm" chart:style-name="ch6">
              <text:p>Times Picked Up / Opportunities</text:p>
            </chart:title>
            <chart:categories table:cell-range-address="local-table.$A$2:.$A$22"/>
          </chart:axis>
          <chart:axis chart:dimension="y" chart:name="primary-y" chart:style-name="ch5">
            <chart:title svg:x="0.451cm" svg:y="6.276cm" chart:style-name="ch7">
              <text:p>Winning Percentage</text:p>
            </chart:title>
            <chart:grid chart:style-name="ch8" chart:class="major"/>
          </chart:axis>
          <chart:series chart:style-name="ch9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in_percent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6.649998">
                <text:p>36.6499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20017">
                <text:p>4.520017</text:p>
              </table:table-cell>
              <table:table-cell office:value-type="float" office:value="38.620003">
                <text:p>38.62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307065">
                <text:p>10.307065</text:p>
              </table:table-cell>
              <table:table-cell office:value-type="float" office:value="37.670002">
                <text:p>37.67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202262">
                <text:p>15.202262</text:p>
              </table:table-cell>
              <table:table-cell office:value-type="float" office:value="40.07">
                <text:p>40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730942">
                <text:p>19.730942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867575">
                <text:p>25.867575</text:p>
              </table:table-cell>
              <table:table-cell office:value-type="float" office:value="41.23">
                <text:p>41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049688">
                <text:p>30.049688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732086">
                <text:p>34.732086</text:p>
              </table:table-cell>
              <table:table-cell office:value-type="float" office:value="42.06">
                <text:p>42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92602">
                <text:p>39.92602</text:p>
              </table:table-cell>
              <table:table-cell office:value-type="float" office:value="43.11">
                <text:p>43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840767">
                <text:p>44.840767</text:p>
              </table:table-cell>
              <table:table-cell office:value-type="float" office:value="44.04">
                <text:p>44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323975">
                <text:p>50.323975</text:p>
              </table:table-cell>
              <table:table-cell office:value-type="float" office:value="45.53">
                <text:p>45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581535">
                <text:p>53.581535</text:p>
              </table:table-cell>
              <table:table-cell office:value-type="float" office:value="45.43">
                <text:p>45.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.14649">
                <text:p>60.14649</text:p>
              </table:table-cell>
              <table:table-cell office:value-type="float" office:value="46.579998">
                <text:p>46.579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.53904">
                <text:p>66.53904</text:p>
              </table:table-cell>
              <table:table-cell office:value-type="float" office:value="48.37">
                <text:p>48.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085106">
                <text:p>70.085106</text:p>
              </table:table-cell>
              <table:table-cell office:value-type="float" office:value="47.66">
                <text:p>47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.10329">
                <text:p>75.10329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.35638">
                <text:p>80.35638</text:p>
              </table:table-cell>
              <table:table-cell office:value-type="float" office:value="49.11">
                <text:p>49.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.43921">
                <text:p>85.43921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.30329">
                <text:p>90.30329</text:p>
              </table:table-cell>
              <table:table-cell office:value-type="float" office:value="51.63">
                <text:p>51.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4.585304">
                <text:p>94.585304</text:p>
              </table:table-cell>
              <table:table-cell office:value-type="float" office:value="52.31">
                <text:p>52.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52.44">
                <text:p>52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22cm" svg:y="0.316cm" chart:style-name="ch2">
          <text:p>Winning Percentage vs. Percentage Played Alone</text:p>
        </chart:title>
        <chart:legend chart:legend-position="end" svg:x="12.301cm" svg:y="4.201cm" style:legend-expansion="high" chart:style-name="ch3"/>
        <chart:plot-area chart:style-name="ch4" table:cell-range-address="Sheet3.J5:Sheet3.J6 Sheet3.N5:Sheet3.N27 Sheet3.L7:Sheet3.L27" chart:data-source-has-labels="row" svg:x="1.331cm" svg:y="1.661cm" svg:width="10.33cm" svg:height="6.178cm">
          <chartooo:coordinate-region svg:x="2.243cm" svg:y="1.86cm" svg:width="9.139cm" svg:height="5.332cm"/>
          <chart:axis chart:dimension="x" chart:name="primary-x" chart:style-name="ch5">
            <chart:title svg:x="3.396cm" svg:y="8.019cm" chart:style-name="ch6">
              <text:p>Percentage Played Alone / Times Available</text:p>
            </chart:title>
          </chart:axis>
          <chart:axis chart:dimension="y" chart:name="primary-y" chart:style-name="ch5">
            <chart:title svg:x="0.451cm" svg:y="6.276cm" chart:style-name="ch7">
              <text:p>Winning Percentage</text:p>
            </chart:title>
            <chart:grid chart:style-name="ch8" chart:class="major"/>
          </chart:axis>
          <chart:series chart:style-name="ch9" chart:values-cell-range-address="Sheet3.L7:Sheet3.L27" chart:label-cell-address="Sheet3.N5:Sheet3.N6" chart:class="chart:scatter">
            <chart:domain table:cell-range-address="Sheet3.N7:Sheet3.N27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%played alone</text:p>
                <text:list>
                  <text:list-item>
                    <text:p/>
                  </text:list-item>
                  <text:list-item>
                    <text:p>%played alone</text:p>
                  </text:list-item>
                </text:list>
                <draw:g>
                  <svg:desc>Sheet3.N5:Sheet3.N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N7:Sheet3.N27</svg:desc>
                </draw:g>
              </table:table-cell>
              <table:table-cell office:value-type="float" office:value="53.69">
                <text:p>53.69</text:p>
                <draw:g>
                  <svg:desc>Sheet3.L7:Sheet3.L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3906393">
                <text:p>6.3906393</text:p>
              </table:table-cell>
              <table:table-cell office:value-type="float" office:value="53.74">
                <text:p>53.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173479">
                <text:p>9.173479</text:p>
              </table:table-cell>
              <table:table-cell office:value-type="float" office:value="54.16">
                <text:p>54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827587">
                <text:p>14.827587</text:p>
              </table:table-cell>
              <table:table-cell office:value-type="float" office:value="54.37">
                <text:p>54.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995476">
                <text:p>20.995476</text:p>
              </table:table-cell>
              <table:table-cell office:value-type="float" office:value="53.87">
                <text:p>53.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153152">
                <text:p>23.153152</text:p>
              </table:table-cell>
              <table:table-cell office:value-type="float" office:value="53.710003">
                <text:p>53.710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217392">
                <text:p>29.217392</text:p>
              </table:table-cell>
              <table:table-cell office:value-type="float" office:value="52.899998">
                <text:p>52.899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00335">
                <text:p>34.00335</text:p>
              </table:table-cell>
              <table:table-cell office:value-type="float" office:value="53.280003">
                <text:p>53.280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54.12">
                <text:p>54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.565567">
                <text:p>46.565567</text:p>
              </table:table-cell>
              <table:table-cell office:value-type="float" office:value="53.640003">
                <text:p>53.640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678738">
                <text:p>50.678738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.13403">
                <text:p>54.13403</text:p>
              </table:table-cell>
              <table:table-cell office:value-type="float" office:value="53.49">
                <text:p>53.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.091232">
                <text:p>61.091232</text:p>
              </table:table-cell>
              <table:table-cell office:value-type="float" office:value="53.99">
                <text:p>53.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620388">
                <text:p>63.620388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.658005">
                <text:p>68.658005</text:p>
              </table:table-cell>
              <table:table-cell office:value-type="float" office:value="54.01">
                <text:p>54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.21528">
                <text:p>76.21528</text:p>
              </table:table-cell>
              <table:table-cell office:value-type="float" office:value="53.820004">
                <text:p>53.820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.3666">
                <text:p>79.3666</text:p>
              </table:table-cell>
              <table:table-cell office:value-type="float" office:value="54.140003">
                <text:p>54.1400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.88372">
                <text:p>84.88372</text:p>
              </table:table-cell>
              <table:table-cell office:value-type="float" office:value="54.210003">
                <text:p>54.210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.27839">
                <text:p>88.27839</text:p>
              </table:table-cell>
              <table:table-cell office:value-type="float" office:value="54.29">
                <text:p>54.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4.96021">
                <text:p>94.96021</text:p>
              </table:table-cell>
              <table:table-cell office:value-type="float" office:value="54.070004">
                <text:p>54.0700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54.02">
                <text:p>54.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53cm" svg:y="0.316cm" chart:style-name="ch2">
          <text:p>Winning Percentage vs. Type of Cards Buried </text:p>
        </chart:title>
        <chart:legend chart:legend-position="end" svg:x="13.022cm" svg:y="3.703cm" style:legend-expansion="high" chart:style-name="ch3"/>
        <chart:plot-area chart:style-name="ch4" table:cell-range-address="Sheet4.K9:Sheet4.K11" chart:data-source-has-labels="row" svg:x="1.331cm" svg:y="1.661cm" svg:width="11.051cm" svg:height="6.739cm">
          <chartooo:coordinate-region svg:x="2.429cm" svg:y="1.86cm" svg:width="9.953cm" svg:height="6.341cm"/>
          <chart:axis chart:dimension="x" chart:name="primary-x" chart:style-name="ch5"/>
          <chart:axis chart:dimension="y" chart:name="primary-y" chart:style-name="ch6">
            <chart:title svg:x="0.451cm" svg:y="6.556cm" chart:style-name="ch7">
              <text:p>Winning Percentage</text:p>
            </chart:title>
            <chart:grid chart:style-name="ch8" chart:class="major"/>
          </chart:axis>
          <chart:series chart:style-name="ch9" chart:values-cell-range-address="Sheet4.K9:Sheet4.K9" chart:label-cell-address="highest_points" chart:class="chart:bar">
            <chart:data-point/>
          </chart:series>
          <chart:series chart:style-name="ch10" chart:values-cell-range-address="Sheet4.K11:Sheet4.K11" chart:label-cell-address="one_of_each" chart:class="chart:bar">
            <chart:data-point/>
          </chart:series>
          <chart:series chart:style-name="ch11" chart:values-cell-range-address="Sheet4.K10:Sheet4.K10" chart:label-cell-address="lowest_power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est_points</text:p>
              </table:table-cell>
              <table:table-cell office:value-type="string">
                <text:p>one_of_each</text:p>
              </table:table-cell>
              <table:table-cell office:value-type="string">
                <text:p>lowest_power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3.517998">
                <text:p>53.517998</text:p>
                <draw:g>
                  <svg:desc>Sheet4.K9:Sheet4.K9</svg:desc>
                </draw:g>
              </table:table-cell>
              <table:table-cell office:value-type="float" office:value="53.468002">
                <text:p>53.468002</text:p>
                <draw:g>
                  <svg:desc>Sheet4.K11:Sheet4.K11</svg:desc>
                </draw:g>
              </table:table-cell>
              <table:table-cell office:value-type="float" office:value="53.446">
                <text:p>53.446</text:p>
                <draw:g>
                  <svg:desc>Sheet4.K10:Sheet4.K10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